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Android/Linux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2</text:p>
          </text:list-item>
          <text:list-item>
            <text:p text:style-name="tech-skill">Shotcut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.A. in Liberal Arts</text:p>
              </text:list-item>
              <text:list-item>
                <text:p text:style-name="edu-desc">Re-took courses in data structures; enrolled in S.T.E.M.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 modern Node.JS interface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was a command-line interface facilitating script execution on Rōblox.</text:p>
            <text:list text:style-name="proj-list" text:continue-numbering="true">
              <text:list-item>
                <text:p text:style-name="proj-desc">Constructed custom syntax for script execution in Luau</text:p>
              </text:list-item>
              <text:list-item>
                <text:p text:style-name="proj-desc">Introduced per-script parameterization for user ease</text:p>
              </text:list-item>
              <text:list-item>
                <text:p text:style-name="proj-desc">Created 142 predefined scripts in a sister repository, many with help pages</text:p>
              </text:list-item>
            </text:list>
          </table:table-cell>
          <table:table-cell table:style-name="date-cell">
            <text:p text:style-name="date">2022-07 / 2023-05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contributed code to enable efficient re-upload of a significant portion of a YouTube chan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</text:p>
            <text:list text:style-name="proj-list" text:continue-numbering="true">
              <text:list-item>
                <text:p text:style-name="proj-desc">Streamed live on YouTube using FFmpeg's lavfi filter</text:p>
              </text:list-item>
              <text:list-item>
                <text:p text:style-name="proj-desc">Mastered, mixed, and reproduced a composition of five tracks</text:p>
              </text:list-item>
              <text:list-item>
                <text:p text:style-name="proj-desc">Devised an algorithm to uniquely select playing loops per minute</text:p>
              </text:list-item>
              <text:list-item>
                <text:p text:style-name="proj-desc">Produced 42 synth loops using FL Studio 20</text:p>
              </text:list-item>
              <text:list-item>
                <text:p text:style-name="proj-desc">Constructed Python script for stream parameters</text:p>
              </text:list-item>
            </text:list>
          </table:table-cell>
          <table:table-cell table:style-name="date-cell">
            <text:p text:style-name="date">2021-05 / 2022-0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.</text:p>
            <text:list text:style-name="proj-list" text:continue-numbering="true">
              <text:list-item>
                <text:p text:style-name="proj-desc">Made use of PHP, SQL (MySQL), and PHPMyAdmin to process and store request logs</text:p>
              </text:list-item>
              <text:list-item>
                <text:p text:style-name="proj-desc">Empowered over 200 game developers to transfer data to Discord with my service</text:p>
              </text:list-item>
              <text:list-item>
                <text:p text:style-name="proj-desc">Montored and tracked infrastructure usage stats on cPanel via 000webhost</text:p>
              </text:list-item>
            </text:list>
          </table:table-cell>
          <table:table-cell table:style-name="date-cell">
            <text:p text:style-name="date">2018-02 / 2019-09</text:p>
          </table:table-cell>
        </table:table-row>
        <table:table-row table:style-name="sect-row">
          <table:table-cell table:style-name="sect-cell">
            <text:p text:style-name="proj-head">
							<text:a xlink:href="https://www.roblox.com/games/7073192492/UGC-Spr">
								<text:span text:style-name="proj-title">
								Rōblox Custom Catalogue</text:span>
							</text:a>was a prospective Free marketplace licensed under GNU GPL.</text:p>
            <text:list text:style-name="proj-list" text:continue-numbering="true">
              <text:list-item>
                <text:p text:style-name="proj-desc">Designed a sleek user interface using Rōblox Studio, without third-party libraries</text:p>
              </text:list-item>
              <text:list-item>
                <text:p text:style-name="proj-desc">Enabled potential users to sell hats, accessories, and packages outside the official Rōblox store</text:p>
              </text:list-item>
            </text:list>
          </table:table-cell>
          <table:table-cell table:style-name="date-cell">
            <text:p text:style-name="date">2021-06 / 2022-05</text:p>
          </table:table-cell>
        </table:table-row>
        <table:table-row table:style-name="sect-row">
          <table:table-cell table:style-name="sect-cell">
            <text:p text:style-name="proj-head">
							<text:a xlink:href="https://windows81.github.io">
								<text:span text:style-name="proj-title">
								Windows81.github.io</text:span>
							</text:a>is a personal website hosted on GitHub Pages.</text:p>
            <text:list text:style-name="proj-list" text:continue-numbering="true">
              <text:list-item>
                <text:p text:style-name="proj-desc">Compiled my creative 3D-showcasing work on Rōblox</text:p>
              </text:list-item>
              <text:list-item>
                <text:p text:style-name="proj-desc">Incorporated elements of responsive philosophy</text:p>
              </text:list-item>
              <text:list-item>
                <text:p text:style-name="proj-desc">Hand-coded using HTML and CSS, sans third-party frameworks</text:p>
              </text:list-item>
            </text:list>
          </table:table-cell>
          <table:table-cell table:style-name="date-cell">
            <text:p text:style-name="date">2020-05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Rōblox Tutor @ IIOC Community Center<text:span text:style-name="work-sub"> (prospective)</text:span>
						</text:p>
            <text:p text:style-name="work-desc">
							Preparing a cirriculum for basic and intermediate Rōblox development
						</text:p>
            <text:p text:style-name="work-desc">
							Establishing an audience of students aged approx. 8 through 13
						</text:p>
            <text:p text:style-name="work-desc">
							Carefully selecting an adequate pricing scheme according to market value
						</text:p>
          </table:table-cell>
          <table:table-cell table:style-name="date-cell">
            <text:p text:style-name="date">2023-06 / Present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</text:span>
						</text:p>
            <text:p text:style-name="work-desc">
							Advertised social events with non-profits, such as Islamic Institute of Orange County and Sabil USA
						</text:p>
            <text:p text:style-name="work-desc">
							Additionally, designed real-estate marketing materials for Berkshire Hathaway agents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p text:style-name="work-desc">
							Effectively communicated with customers and team members in a fast-paced environment
						</text:p>
            <text:p text:style-name="work-desc">
							Assumed different roles within the restaurant to support overall operations
						</text:p>
            <text:p text:style-name="work-desc">
							Handled cash transactions and using point-of-sale systems
						</text:p>
            <text:p text:style-name="work-desc">
							Addressed customer concerns and resolving issues in a positive and efficient manner
						</text:p>
            <text:p text:style-name="work-desc">
							Carefully selecting an adequate pricing scheme according to market value
						</text:p>
          </table:table-cell>
          <table:table-cell table:style-name="date-cell">
            <text:p text:style-name="date">2019-08 / 2021-06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3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